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, 'Times New Roma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cm"/>
    </style:style>
    <style:style style:name="co2" style:family="table-column">
      <style:table-column-properties fo:break-before="auto" style:column-width="7.535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16.383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Times New Roman1" style:font-name-asian="Times New Roman" style:font-name-complex="Times New Roman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2" style:family="table-cell" style:parent-style-name="Default" style:data-style-name="N0"/>
    <style:style style:name="ce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104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0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6" style:family="table-cell" style:parent-style-name="Default" style:data-style-name="N104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fo:background-color="#ffd8ce" style:text-align-source="fix" style:repeat-content="false" fo:border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1" style:family="table-cell" style:parent-style-name="Default" style:data-style-name="N0">
      <style:table-cell-properties fo:background-color="#ffd8c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105">
      <style:table-cell-properties fo:background-color="#ffd8c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10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09" table:default-cell-style-name="ce32"/>
        <table:table-row table:style-name="ro1">
          <table:table-cell table:style-name="ce25" office:value-type="string" calcext:value-type="string" table:number-columns-spanned="12" table:number-rows-spanned="1">
            <text:p>Barcelona - Primera Provincial - Grup VI Cadena A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/>
          <table:table-cell table:style-name="ce6" office:value-type="string" calcext:value-type="string">
            <text:p>Adreçes</text:p>
          </table:table-cell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Gran Penya B (21/1/24 – fuera)</text:p>
          </table:table-cell>
          <table:table-cell table:style-name="ce40"/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11" table:formula="of:=SUM([.C3:.L3])" office:value-type="float" office:value="6.5" calcext:value-type="float">
            <text:p>6,5</text:p>
          </table:table-cell>
          <table:table-cell table:style-name="ce2"/>
          <table:table-cell table:style-name="ce12" office:value-type="string" calcext:value-type="string">
            <text:p>Rbla. Principal, 52. Vilanova i la G. 93 8938871</text:p>
          </table:table-cell>
          <table:table-cell table:number-columns-repeated="100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splugues (4/2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4:.L4])" office:value-type="float" office:value="4" calcext:value-type="float">
            <text:p>4</text:p>
          </table:table-cell>
          <table:table-cell table:style-name="ce2"/>
          <table:table-cell table:style-name="ce12" office:value-type="string" calcext:value-type="string">
            <text:p>Àngel Guimerà 27-29, 665 111 299 , Esplugues de Llob.</text:p>
          </table:table-cell>
          <table:table-cell table:number-columns-repeated="100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Sitges B (18/2/24 – fuera)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2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5:.L5])" office:value-type="float" office:value="2" calcext:value-type="float">
            <text:p>2</text:p>
          </table:table-cell>
          <table:table-cell table:style-name="ce2"/>
          <table:table-cell table:style-name="ce12" office:value-type="string" calcext:value-type="string">
            <text:p>Hotel Sunmay. Pg. Marítim 92-94. 93 811 34 10</text:p>
          </table:table-cell>
          <table:table-cell table:number-columns-repeated="100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VACANT (3/3/24)</text:p>
          </table:table-cell>
          <table:table-cell table:number-columns-repeated="3"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6" table:style-name="ce10" office:value-type="float" office:value="0" calcext:value-type="float">
            <text:p>0 <text:s text:c="3"/></text:p>
          </table:table-cell>
          <table:table-cell table:style-name="ce11" table:formula="of:=SUM([.C6:.L6])" office:value-type="float" office:value="0" calcext:value-type="float">
            <text:p>0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Torrenegra (17/3/24 – fuera)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1" table:formula="of:=SUM([.C7:.L7])" office:value-type="float" office:value="5.5" calcext:value-type="float">
            <text:p>5,5</text:p>
          </table:table-cell>
          <table:table-cell table:style-name="ce2"/>
          <table:table-cell table:style-name="ce12" office:value-type="string" calcext:value-type="string">
            <text:p>C. València 410, baixos</text:p>
          </table:table-cell>
          <table:table-cell table:number-columns-repeated="100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Casino Santfeliu B (28/1/24)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number-columns-repeated="4" table:style-name="ce10" office:value-type="float" office:value="0" calcext:value-type="float">
            <text:p>0 <text:s text:c="3"/></text:p>
          </table:table-cell>
          <table:table-cell table:style-name="ce11" table:formula="of:=SUM([.C8:.L8])" office:value-type="float" office:value="1" calcext:value-type="float">
            <text:p>1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Sant Boi (11/2/24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2"/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1" table:formula="of:=SUM([.C9:.L9])" office:value-type="float" office:value="4.5" calcext:value-type="float">
            <text:p>4,5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Prat (25/2/24)</text:p>
          </table:table-cell>
          <table:table-cell table:style-name="ce10" table:number-columns-repeated="2"/>
          <table:table-cell table:number-columns-repeated="5" table:style-name="ce10" office:value-type="float" office:value="1" calcext:value-type="float">
            <text:p>1 <text:s text:c="3"/></text:p>
          </table:table-cell>
          <table:table-cell table:style-name="ce40"/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1" table:formula="of:=SUM([.C10:.L10])" office:value-type="float" office:value="7" calcext:value-type="float">
            <text:p>7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Torreblanca B (10/3/24)</text:p>
          </table:table-cell>
          <table:table-cell table:style-name="ce10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/>
          <table:table-cell table:style-name="ce11" table:formula="of:=SUM([.C11:.L11])" office:value-type="float" office:value="2" calcext:value-type="float">
            <text:p>2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Cadena A</text:p>
          </table:table-cell>
          <table:table-cell table:style-name="ce10" office:value-type="float" office:value="0" calcext:value-type="float">
            <text:p>0 <text:s text:c="3"/>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40"/>
          <table:table-cell table:style-name="ce11" table:formula="of:=SUM([.C12:.L12])" office:value-type="float" office:value="4.5" calcext:value-type="float">
            <text:p>4,5</text:p>
          </table:table-cell>
          <table:table-cell table:style-name="ce2"/>
          <table:table-cell table:style-name="ce13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5" office:value-type="string" calcext:value-type="string" table:number-columns-spanned="12" table:number-rows-spanned="1">
            <text:p>Barcelona - Segona Provincial - Grup VI Cadena B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Foment D (21/1/24 – fuera)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table:number-columns-repeated="2"/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16:.L16])" office:value-type="float" office:value="3" calcext:value-type="float">
            <text:p>3</text:p>
          </table:table-cell>
          <table:table-cell table:style-name="ce2"/>
          <table:table-cell table:style-name="ce12" office:value-type="string" calcext:value-type="string">
            <text:p>C. Provença 591-593 93 435 73 76</text:p>
          </table:table-cell>
          <table:table-cell table:number-columns-repeated="100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Peona i peó F (4/2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1" table:formula="of:=SUM([.C17:.L17])" office:value-type="float" office:value="1.5" calcext:value-type="float">
            <text:p>1,5</text:p>
          </table:table-cell>
          <table:table-cell table:style-name="ce2"/>
          <table:table-cell table:style-name="ce12" office:value-type="string" calcext:value-type="string">
            <text:p>Pl. Salvador Riera, 2. 627 918 451</text:p>
          </table:table-cell>
          <table:table-cell table:number-columns-repeated="100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Sant Martí C (18/2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40"/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number-columns-repeated="3" table:style-name="ce10" office:value-type="float" office:value="0.5" calcext:value-type="float">
            <text:p><text:s/>1/2</text:p>
          </table:table-cell>
          <table:table-cell table:style-name="ce11" table:formula="of:=SUM([.C18:.L18])" office:value-type="float" office:value="5" calcext:value-type="float">
            <text:p>5</text:p>
          </table:table-cell>
          <table:table-cell table:style-name="ce2"/>
          <table:table-cell table:style-name="ce12" office:value-type="string" calcext:value-type="string">
            <text:p>Selva de Mar, 215 6ª 661 16 83 79</text:p>
          </table:table-cell>
          <table:table-cell table:number-columns-repeated="100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Jake C (3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 table:number-columns-repeated="2"/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1" table:formula="of:=SUM([.C19:.L19])" office:value-type="float" office:value="2.5" calcext:value-type="float">
            <text:p>2,5</text:p>
          </table:table-cell>
          <table:table-cell table:style-name="ce2"/>
          <table:table-cell table:style-name="ce12" office:value-type="string" calcext:value-type="string">
            <text:p>Montseny 27 entr. L’Hospitalet. 93 440 31 17</text:p>
          </table:table-cell>
          <table:table-cell table:number-columns-repeated="100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MIR (17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40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1" table:formula="of:=SUM([.C20:.L20])" office:value-type="float" office:value="1.5" calcext:value-type="float">
            <text:p>1,5</text:p>
          </table:table-cell>
          <table:table-cell table:style-name="ce2"/>
          <table:table-cell table:style-name="ce12" office:value-type="string" calcext:value-type="string">
            <text:p>Camí de la Fontfreda 3 (pavelló Mcpal Miquel Poblet, Montcada i Reixac 93 565 09 99</text:p>
          </table:table-cell>
          <table:table-cell table:number-columns-repeated="100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Ideal Clavé B (28/1/24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number-columns-repeated="4" table:style-name="ce10" office:value-type="float" office:value="0" calcext:value-type="float">
            <text:p>0 <text:s text:c="3"/></text:p>
          </table:table-cell>
          <table:table-cell table:style-name="ce11" table:formula="of:=SUM([.C21:.L21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Barad B (11/2/24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number-columns-repeated="2"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1" table:formula="of:=SUM([.C22:.L22])" office:value-type="float" office:value="4.5" calcext:value-type="float">
            <text:p>4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Ripollet B (25/2/24)</text:p>
          </table:table-cell>
          <table:table-cell table:style-name="ce10" table:number-columns-repeated="2"/>
          <table:table-cell table:style-name="ce10" office:value-type="float" office:value="0.5" calcext:value-type="float">
            <text:p><text:s/>1/2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6" office:value-type="float" office:value="0" calcext:value-type="float">
            <text:p>0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1" table:formula="of:=SUM([.C23:.L23])" office:value-type="float" office:value="4.5" calcext:value-type="float">
            <text:p>4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Tres peons J (10/3/24)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number-columns-repeated="4"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/>
          <table:table-cell table:style-name="ce11" table:formula="of:=SUM([.C24:.L24])" office:value-type="float" office:value="5.5" calcext:value-type="float">
            <text:p>5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Cadena B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40"/>
          <table:table-cell table:style-name="ce11" table:formula="of:=SUM([.C25:.L25])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5" office:value-type="string" calcext:value-type="string" table:number-columns-spanned="12" table:number-rows-spanned="1">
            <text:p>Barcelona - Tercera Provincial - Grup XII Cadena C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Gran Penya D (21/1/24 – fuera)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number-columns-repeated="2"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table:number-columns-repeated="2"/>
          <table:table-cell table:style-name="ce10" office:value-type="float" office:value="4" calcext:value-type="float">
            <text:p>4 <text:s text:c="3"/></text:p>
          </table:table-cell>
          <table:table-cell table:style-name="ce18" table:formula="of:=SUM([.C29:.L29])" office:value-type="float" office:value="16" calcext:value-type="float">
            <text:p>16,0</text:p>
          </table:table-cell>
          <table:table-cell table:style-name="ce2"/>
          <table:table-cell table:style-name="ce12" office:value-type="string" calcext:value-type="string">
            <text:p>Rbla. Principal, 52. Vilanova i la G. 93 8938871</text:p>
          </table:table-cell>
          <table:table-cell table:number-columns-repeated="1009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Vilafranca F (4/2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table:number-columns-repeated="2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8" table:formula="of:=SUM([.C30:.L30])" office:value-type="float" office:value="14.5" calcext:value-type="float">
            <text:p>14,5</text:p>
          </table:table-cell>
          <table:table-cell table:style-name="ce2"/>
          <table:table-cell table:style-name="ce12" office:value-type="string" calcext:value-type="string">
            <text:p>Passatge Alcove, 2 (cantonada Rbla Ntra Sra). Vilafranca del Penedès. 629 912 888</text:p>
          </table:table-cell>
          <table:table-cell table:number-columns-repeated="1009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Sitges D (4/2/24 – fuera)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8" table:formula="of:=SUM([.C31:.L31])" office:value-type="float" office:value="15" calcext:value-type="float">
            <text:p>15,0</text:p>
          </table:table-cell>
          <table:table-cell table:style-name="ce2"/>
          <table:table-cell table:style-name="ce12" office:value-type="string" calcext:value-type="string">
            <text:p>Hotel Sunmay. Pg. Marítim 92-94. 93 811 34 10</text:p>
          </table:table-cell>
          <table:table-cell table:number-columns-repeated="1009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Tres peons L (3/3/24 – fuera)</text:p>
          </table:table-cell>
          <table:table-cell table:number-columns-repeated="3" table:style-name="ce10" office:value-type="float" office:value="2" calcext:value-type="float">
            <text:p>2 <text:s text:c="3"/></text:p>
          </table:table-cell>
          <table:table-cell table:style-name="ce40"/>
          <table:table-cell table:style-name="ce10" table:number-columns-repeated="2"/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number-columns-repeated="2" table:style-name="ce10" office:value-type="float" office:value="3" calcext:value-type="float">
            <text:p>3 <text:s text:c="3"/></text:p>
          </table:table-cell>
          <table:table-cell table:style-name="ce18" table:formula="of:=SUM([.C32:.L32])" office:value-type="float" office:value="16.5" calcext:value-type="float">
            <text:p>16,5</text:p>
          </table:table-cell>
          <table:table-cell table:style-name="ce2"/>
          <table:table-cell table:style-name="ce12" office:value-type="string" calcext:value-type="string">
            <text:p>Ros de Olano, 9 08012 BARCELONA</text:p>
          </table:table-cell>
          <table:table-cell table:number-columns-repeated="1009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>
            <text:p>ONCE B (17/3/24 – fuera)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/>
          <table:table-cell table:style-name="ce18" table:formula="of:=SUM([.C33:.L33])" office:value-type="float" office:value="10" calcext:value-type="float">
            <text:p>10,0</text:p>
          </table:table-cell>
          <table:table-cell table:style-name="ce2"/>
          <table:table-cell table:style-name="ce12" office:value-type="string" calcext:value-type="string">
            <text:p>Sepúlveda 1, 661 15 08 60 (se necesita DNI para acceder al edificio)</text:p>
          </table:table-cell>
          <table:table-cell table:number-columns-repeated="1009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8" office:value-type="string" calcext:value-type="string">
            <text:p>Congrés F (28/1/24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8" table:formula="of:=SUM([.C34:.L34])" office:value-type="float" office:value="9" calcext:value-type="float">
            <text:p>9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7" calcext:value-type="float">
            <text:p>7</text:p>
          </table:table-cell>
          <table:table-cell table:style-name="ce8" office:value-type="string" calcext:value-type="string">
            <text:p>Ateneu Hortenc B (11/2/24)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table:number-columns-repeated="2"/>
          <table:table-cell table:number-columns-repeated="2" table:style-name="ce10" office:value-type="float" office:value="2" calcext:value-type="float">
            <text:p>2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8" table:formula="of:=SUM([.C35:.L35])" office:value-type="float" office:value="15.5" calcext:value-type="float">
            <text:p>15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table:style-name="ce8" office:value-type="string" calcext:value-type="string">
            <text:p>Torrenegra C (25/2/24)</text:p>
          </table:table-cell>
          <table:table-cell table:style-name="ce10" table:number-columns-repeated="2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8" table:formula="of:=SUM([.C36:.L36])" office:value-type="float" office:value="14" calcext:value-type="float">
            <text:p>14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9" calcext:value-type="float">
            <text:p>9</text:p>
          </table:table-cell>
          <table:table-cell table:style-name="ce8" office:value-type="string" calcext:value-type="string">
            <text:p>Gavà B (10/3/24)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40"/>
          <table:table-cell table:style-name="ce10"/>
          <table:table-cell table:style-name="ce18" table:formula="of:=SUM([.C37:.L37])" office:value-type="float" office:value="14" calcext:value-type="float">
            <text:p>14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Cadena C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/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/>
          <table:table-cell table:style-name="ce40"/>
          <table:table-cell table:style-name="ce18" table:formula="of:=SUM([.C38:.L38])" office:value-type="float" office:value="14.5" calcext:value-type="float">
            <text:p>14,5</text:p>
          </table:table-cell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6" office:value-type="string" calcext:value-type="string" table:number-columns-spanned="12" table:number-rows-spanned="1">
            <text:p>Barcelona - Tercera Provincial - Grup VIII Cadena D</text:p>
          </table:table-cell>
          <table:covered-table-cell table:number-columns-repeated="11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19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Puntos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Casino Santfeliuenc C (21/1/24 – fuera)</text:p>
          </table:table-cell>
          <table:table-cell table:style-name="ce40"/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number-columns-repeated="3" table:style-name="ce10" office:value-type="float" office:value="1" calcext:value-type="float">
            <text:p>1 <text:s text:c="3"/></text:p>
          </table:table-cell>
          <table:table-cell table:style-name="ce10" table:number-columns-repeated="2"/>
          <table:table-cell table:style-name="ce10" office:value-type="float" office:value="2" calcext:value-type="float">
            <text:p>2 <text:s text:c="3"/></text:p>
          </table:table-cell>
          <table:table-cell table:style-name="ce18" table:formula="of:=SUM([.C42:.L42])" office:value-type="float" office:value="10" calcext:value-type="float">
            <text:p>10,0</text:p>
          </table:table-cell>
          <table:table-cell table:style-name="ce2"/>
          <table:table-cell table:style-name="ce6" office:value-type="string" calcext:value-type="string">
            <text:p>Joan Batllori, 6. Sant Feliu de Llob. 93 685 97 49</text:p>
          </table:table-cell>
          <table:table-cell table:number-columns-repeated="1009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ubinenca E (4/2/24 – fuera)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4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table:number-columns-repeated="2"/>
          <table:table-cell table:number-columns-repeated="2" table:style-name="ce10" office:value-type="float" office:value="0" calcext:value-type="float">
            <text:p>0 <text:s text:c="3"/></text:p>
          </table:table-cell>
          <table:table-cell table:style-name="ce18" table:formula="of:=SUM([.C43:.L43])" office:value-type="float" office:value="6" calcext:value-type="float">
            <text:p>6,0</text:p>
          </table:table-cell>
          <table:table-cell table:style-name="ce2"/>
          <table:table-cell table:style-name="ce6" office:value-type="string" calcext:value-type="string">
            <text:p>Carr de Terrassa 59-61 (Esc d’Adults) 658 84 44 28</text:p>
          </table:table-cell>
          <table:table-cell table:number-columns-repeated="1009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Badía B (4/2/24 – fuera)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table:number-columns-repeated="2"/>
          <table:table-cell table:style-name="ce10" office:value-type="float" office:value="4" calcext:value-type="float">
            <text:p>4 <text:s text:c="3"/></text:p>
          </table:table-cell>
          <table:table-cell table:number-columns-repeated="2" table:style-name="ce10" office:value-type="float" office:value="3" calcext:value-type="float">
            <text:p>3 <text:s text:c="3"/></text:p>
          </table:table-cell>
          <table:table-cell table:style-name="ce18" table:formula="of:=SUM([.C44:.L44])" office:value-type="float" office:value="22" calcext:value-type="float">
            <text:p>22,0</text:p>
          </table:table-cell>
          <table:table-cell table:style-name="ce2"/>
          <table:table-cell table:style-name="ce6" office:value-type="string" calcext:value-type="string">
            <text:p>Av del Mediterrani s/n. Biblioteca Vicente Aleixandre. 93 729 14 72</text:p>
          </table:table-cell>
          <table:table-cell table:number-columns-repeated="1009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es peons N (3/3/24 – fuera)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40"/>
          <table:table-cell table:style-name="ce10" table:number-columns-repeated="2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3" calcext:value-type="float">
            <text:p>3 <text:s text:c="3"/></text:p>
          </table:table-cell>
          <table:table-cell table:number-columns-repeated="2" table:style-name="ce10" office:value-type="float" office:value="2" calcext:value-type="float">
            <text:p>2 <text:s text:c="3"/></text:p>
          </table:table-cell>
          <table:table-cell table:style-name="ce18" table:formula="of:=SUM([.C45:.L45])" office:value-type="float" office:value="12.5" calcext:value-type="float">
            <text:p>12,5</text:p>
          </table:table-cell>
          <table:table-cell table:style-name="ce2"/>
          <table:table-cell table:style-name="ce6" office:value-type="string" calcext:value-type="string">
            <text:p>Ros de Olano, 9 08012 BARCELONA</text:p>
          </table:table-cell>
          <table:table-cell table:number-columns-repeated="1009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Espluguenc (17/3/24 – fuera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style-name="ce40"/>
          <table:table-cell table:style-name="ce10" office:value-type="float" office:value="2.5" calcext:value-type="float">
            <text:p>2 1/2</text:p>
          </table:table-cell>
          <table:table-cell table:number-columns-repeated="2" table:style-name="ce10" office:value-type="float" office:value="1.5" calcext:value-type="float">
            <text:p>1 1/2</text:p>
          </table:table-cell>
          <table:table-cell table:style-name="ce23" office:value-type="float" office:value="3" calcext:value-type="float">
            <text:p>3 <text:s text:c="3"/></text:p>
          </table:table-cell>
          <table:table-cell table:style-name="ce10"/>
          <table:table-cell table:style-name="ce18" table:formula="of:=SUM([.C46:.L46])" office:value-type="float" office:value="17.5" calcext:value-type="float">
            <text:p>17,5</text:p>
          </table:table-cell>
          <table:table-cell table:style-name="ce2"/>
          <table:table-cell table:style-name="ce6" office:value-type="string" calcext:value-type="string">
            <text:p>Joan Miquel Quintana 6-8 . 93 372 81 06. Esplugues de Llob.</text:p>
          </table:table-cell>
          <table:table-cell table:number-columns-repeated="1009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8" office:value-type="string" calcext:value-type="string">
            <text:p>Castelldefels C (28/1/24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table:number-columns-repeated="2"/>
          <table:table-cell table:style-name="ce10" office:value-type="float" office:value="1.5" calcext:value-type="float">
            <text:p>1 1/2</text:p>
          </table:table-cell>
          <table:table-cell table:style-name="ce40"/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3.5" calcext:value-type="float">
            <text:p>3 1/2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8" table:formula="of:=SUM([.C47:.L47])" office:value-type="float" office:value="20" calcext:value-type="float">
            <text:p>20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Sant Boi C (11/2/24)</text:p>
          </table:table-cell>
          <table:table-cell table:style-name="ce10" office:value-type="float" office:value="3" calcext:value-type="float">
            <text:p>3 <text:s text:c="3"/></text:p>
          </table:table-cell>
          <table:table-cell table:style-name="ce10" table:number-columns-repeated="2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40"/>
          <table:table-cell table:style-name="ce10" office:value-type="float" office:value="3" calcext:value-type="float">
            <text:p>3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8" table:formula="of:=SUM([.C48:.L48])" office:value-type="float" office:value="16.5" calcext:value-type="float">
            <text:p>16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style-name="ce8" office:value-type="string" calcext:value-type="string">
            <text:p>Prat C (25/2/24)</text:p>
          </table:table-cell>
          <table:table-cell table:style-name="ce10" table:number-columns-repeated="2"/>
          <table:table-cell table:style-name="ce10" office:value-type="float" office:value="0" calcext:value-type="float">
            <text:p>0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.5" calcext:value-type="float">
            <text:p>2 1/2</text:p>
          </table:table-cell>
          <table:table-cell table:number-columns-repeated="2" table:style-name="ce10" office:value-type="float" office:value="1" calcext:value-type="float">
            <text:p>1 <text:s text:c="3"/></text:p>
          </table:table-cell>
          <table:table-cell table:style-name="ce40"/>
          <table:table-cell table:number-columns-repeated="2" table:style-name="ce10" office:value-type="float" office:value="4" calcext:value-type="float">
            <text:p>4 <text:s text:c="3"/></text:p>
          </table:table-cell>
          <table:table-cell table:style-name="ce18" table:formula="of:=SUM([.C49:.L49])" office:value-type="float" office:value="13.5" calcext:value-type="float">
            <text:p>13,5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style-name="ce8" office:value-type="string" calcext:value-type="string">
            <text:p>Torreblanca D (10/3/24)</text:p>
          </table:table-cell>
          <table:table-cell table:style-name="ce10"/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0.5" calcext:value-type="float">
            <text:p><text:s/>1/2</text:p>
          </table:table-cell>
          <table:table-cell table:style-name="ce10" office:value-type="float" office:value="1.5" calcext:value-type="float">
            <text:p>1 1/2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40"/>
          <table:table-cell table:style-name="ce10"/>
          <table:table-cell table:style-name="ce18" table:formula="of:=SUM([.C50:.L50])" office:value-type="float" office:value="10" calcext:value-type="float">
            <text:p>10,0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15" office:value-type="string" calcext:value-type="string">
            <text:p>Cadena D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4" calcext:value-type="float">
            <text:p>4 <text:s text:c="3"/></text:p>
          </table:table-cell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/>
          <table:table-cell table:style-name="ce10" office:value-type="float" office:value="1" calcext:value-type="float">
            <text:p>1 <text:s text:c="3"/></text:p>
          </table:table-cell>
          <table:table-cell table:style-name="ce10" office:value-type="float" office:value="2" calcext:value-type="float">
            <text:p>2 <text:s text:c="3"/></text:p>
          </table:table-cell>
          <table:table-cell table:style-name="ce10" office:value-type="float" office:value="0" calcext:value-type="float">
            <text:p>0 <text:s text:c="3"/></text:p>
          </table:table-cell>
          <table:table-cell table:style-name="ce10"/>
          <table:table-cell table:style-name="ce40"/>
          <table:table-cell table:style-name="ce18" table:formula="of:=SUM([.C51:.L51])" office:value-type="float" office:value="12" calcext:value-type="float">
            <text:p>12,0</text:p>
          </table:table-cell>
          <table:table-cell table:style-name="ce2" table:number-columns-repeated="2"/>
          <table:table-cell table:number-columns-repeated="100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Hoja1.$A$1" table:cell-range-address="Hoja1.$A$1:Hoja1.$O$51"/>
        <table:named-range table:name="HTML_all" table:base-cell-address="$Hoja1.$A$1" table:cell-range-address="Hoja1.$A$1:Hoja1.$O$51"/>
        <table:named-range table:name="HTML_tables" table:base-cell-address="$Hoja1.$A$1" table:cell-range-address="Hoja1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, 'Times New Roma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fraction number:min-integer-digits="0" number:min-numerator-digits="1" loext:max-numerator-digits="1" number:min-denominator-digits="1" loext:max-denominator-value="9"/>
    </number:number-style>
    <number:number-style style:name="N105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09:41:07.787234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11T21:00:20Z</meta:creation-date>
    <dc:date>2024-03-04T09:57:56.205790994</dc:date>
    <meta:editing-duration>PT39M56S</meta:editing-duration>
    <meta:editing-cycles>8</meta:editing-cycles>
    <meta:document-statistic meta:table-count="1" meta:cell-count="473" meta:object-count="0"/>
  </office:meta>
</office:document-meta>
</file>